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Git basics</text:p>
      <text:p text:style-name="P1">I’m learning the basics of git and GitHub so this repo is really just for experimen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2</meta:generator>
  </office:meta>
</office:document-meta>
</file>